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erif" svg:font-family="Serif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color="#c0c0c0"/>
    </style:style>
    <style:style style:name="P2" style:family="paragraph" style:parent-style-name="Text_20_body">
      <style:text-properties fo:color="#c0c0c0" officeooo:paragraph-rsid="00274a63"/>
    </style:style>
    <style:style style:name="P3" style:family="paragraph" style:parent-style-name="Text_20_body">
      <style:text-properties fo:color="#c0c0c0" officeooo:rsid="001c6b49"/>
    </style:style>
    <style:style style:name="P4" style:family="paragraph" style:parent-style-name="Heading_20_2">
      <style:text-properties fo:color="#c0c0c0" officeooo:rsid="001576fe" officeooo:paragraph-rsid="001576fe"/>
    </style:style>
    <style:style style:name="P5" style:family="paragraph" style:parent-style-name="Heading_20_2">
      <style:text-properties fo:color="#c0c0c0" style:font-name="Serif" officeooo:rsid="0019614f" officeooo:paragraph-rsid="0019614f"/>
    </style:style>
    <style:style style:name="P6" style:family="paragraph" style:parent-style-name="Heading_20_2">
      <style:text-properties fo:color="#c0c0c0" officeooo:rsid="00145b44" officeooo:paragraph-rsid="002867c8"/>
    </style:style>
    <style:style style:name="P7" style:family="paragraph" style:parent-style-name="Text_20_body">
      <style:text-properties style:use-window-font-color="true" fo:font-weight="bold" officeooo:rsid="00274a63" officeooo:paragraph-rsid="00274a63" style:font-weight-asian="bold" style:font-weight-complex="bold"/>
    </style:style>
    <style:style style:name="P8" style:family="paragraph" style:parent-style-name="Text_20_body">
      <style:text-properties fo:font-weight="bold" officeooo:rsid="00274a63" officeooo:paragraph-rsid="00274a63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274a63" officeooo:paragraph-rsid="00274a63" style:font-weight-asian="bold" style:font-weight-complex="bold"/>
    </style:style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19b1e0" style:font-weight-asian="bold" style:font-weight-complex="bold"/>
    </style:style>
    <style:style style:name="P12" style:family="paragraph" style:parent-style-name="Text_20_body">
      <style:text-properties fo:color="#c0c0c0" officeooo:rsid="001576fe" officeooo:paragraph-rsid="002867c8"/>
    </style:style>
    <style:style style:name="P13" style:family="paragraph" style:parent-style-name="Text_20_body">
      <style:text-properties fo:color="#c0c0c0" officeooo:paragraph-rsid="002867c8"/>
    </style:style>
    <style:style style:name="P14" style:family="paragraph" style:parent-style-name="Heading_20_1">
      <style:text-properties fo:color="#c0c0c0" officeooo:rsid="0017720e"/>
    </style:style>
    <style:style style:name="T1" style:family="text">
      <style:text-properties officeooo:rsid="0014ced3"/>
    </style:style>
    <style:style style:name="T2" style:family="text">
      <style:text-properties officeooo:rsid="001576fe"/>
    </style:style>
    <style:style style:name="T3" style:family="text">
      <style:text-properties officeooo:rsid="0019b1e0"/>
    </style:style>
    <style:style style:name="T4" style:family="text">
      <style:text-properties style:use-window-font-color="true" style:text-line-through-style="solid" style:text-line-through-width="bold" officeooo:rsid="00248032" fo:background-color="#ffff00"/>
    </style:style>
    <style:style style:name="T5" style:family="text">
      <style:text-properties style:use-window-font-color="true" style:text-line-through-style="solid" style:text-line-through-width="bold" officeooo:rsid="001576fe" fo:background-color="#ffff00"/>
    </style:style>
    <style:style style:name="T6" style:family="text">
      <style:text-properties style:use-window-font-color="true" officeooo:rsid="001576fe" fo:background-color="#ffff00"/>
    </style:style>
    <style:style style:name="T7" style:family="text">
      <style:text-properties style:use-window-font-color="true" style:text-line-through-style="solid" style:text-line-through-type="double" officeooo:rsid="001576fe" fo:background-color="#ffff00"/>
    </style:style>
    <style:style style:name="T8" style:family="text">
      <style:text-properties style:use-window-font-color="true" fo:font-weight="bold" officeooo:rsid="002867c8" style:font-weight-asian="bold" style:font-weight-complex="bold"/>
    </style:style>
    <style:style style:name="T9" style:family="text">
      <style:text-properties officeooo:rsid="00274a63"/>
    </style:style>
    <style:style style:name="T10" style:family="text">
      <style:text-properties officeooo:rsid="001576fe" fo:background-color="#ffff00"/>
    </style:style>
    <style:style style:name="T11" style:family="text">
      <style:text-properties officeooo:rsid="001cf2f0" fo:background-color="transparent"/>
    </style:style>
    <style:style style:name="T12" style:family="text">
      <style:text-properties fo:color="#c0c0c0" officeooo:rsid="001576fe"/>
    </style:style>
    <style:style style:name="T13" style:family="text">
      <style:text-properties fo:color="#ff0000" officeooo:rsid="001576fe" fo:background-color="#ffff00"/>
    </style:style>
    <style:style style:name="T14" style:family="text">
      <style:text-properties fo:color="#ff0000" officeooo:rsid="001576fe"/>
    </style:style>
    <style:style style:name="T15" style:family="text">
      <style:text-properties officeooo:rsid="002867c8"/>
    </style:style>
    <style:style style:name="T16" style:family="text">
      <style:text-properties fo:font-weight="bold" officeooo:rsid="002867c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Задача 4. Теплоёмкость</text:h>
      <text:p text:style-name="P13">Если решение предполагало нагрев воды до нескольких сотен градусов без испарения без указания на то, что для реализации этого нужно огромное давление, то оно не оценивалось вообще.</text:p>
      <text:p text:style-name="P13"><text:span text:style-name="T1">В 9-10 баллов оценивалось решение, в котором площадь под графиком посчитана </text:span><text:span text:style-name="T5">с какой точностью?</text:span><text:span text:style-name="T2"> </text:span><text:span text:style-name="T8">с нужной точностью</text:span><text:span text:style-name="T15"> </text:span><text:span text:style-name="T1">разбиением на достаточное </text:span><text:span text:style-name="T2">большое </text:span><text:span text:style-name="T1">число прямоугольников </text:span><text:span text:style-name="T3">или</text:span><text:span text:style-name="T1"> трапеций </text:span><text:span text:style-name="T2">(или пикселей).</text:span></text:p>
      <text:p text:style-name="P12">Если площадь под графиком подсчитана разбиением на меньшее число прямоугольников/трапеций, которое не гарантирует достаточной точности, то решение оценивалось в 5-7 баллов.</text:p>
      <text:p text:style-name="P12">Решение, в котором вся площадь под графиком приближалась одной трапецией, оценивалось в 3-4 балла. Решение, предполагавшее теплоёмкость постоянной и равной оцененному ”на глаз” среднему значению, – в 2-3 балла.</text:p>
      <text:p text:style-name="P12">Любая попытка к решению, не увенчавшаяся успехом, оценивалась в 1 балл.</text:p>
      <text:p text:style-name="P12"><text:span text:style-name="T2">1 дополнительный балл ставился за учёт возможности испарения воды. </text:span></text:p>
      <text:h text:style-name="P4" text:outline-level="2">Задача 5: у кого трава зеленее?</text:h>
      <text:p text:style-name="P1">Если предлагался вариант, что на соседском газоне хуже видно землю промеж травы, потому что он виден под более острым углом к поверхности земли, то решение оценивалось в 5 баллов.<text:span text:style-name="T11"> </text:span><text:span text:style-name="T4">Правильно ли я понмаю, что Таня получила 7 баллов за рисунок?</text:span></text:p>
      <text:p text:style-name="P1">Если было утверждение, что на соседском газоне хуже видно землю, но не было указано, что это происходит из-за разных углов зрения, – 4 балла.</text:p>
      <text:p text:style-name="P1">Если в решении упоминалась разница в углах зрения, но не было вывода о том, что на соседском газоне хуже видно землю, – 3 балла.</text:p>
      <text:p text:style-name="P2">Если лишь упоминались причины, почему соседский газон более зелёный сам по себе (другой сорт травы, больше травы, лучше освещен) – 1-2 балла. 2 балла ставилось, если в работе упоминались какие-либо физические явления.</text:p>
      <text:p text:style-name="P7">До 2 дополнительных баллов ставилось за поясняющий рисунок.</text:p>
      <text:h text:style-name="P14" text:outline-level="1">Экспериментальные задачи</text:h>
      <text:h text:style-name="P5" text:outline-level="2">Задача 1: поверхностное натяжение</text:h>
      <text:p text:style-name="P8">В работе оценивалось (по 1 баллу за каждый пункт):</text:p>
      <text:list xml:id="list7923233581" text:style-name="L1">
        <text:list-item>
          <text:p text:style-name="P9">корректно работающий метод измерения;</text:p>
        </text:list-item>
        <text:list-item>
          <text:p text:style-name="P10">описание схемы установки;</text:p>
        </text:list-item>
        <text:list-item>
          <text:p text:style-name="P10">описание принципа действия установки;</text:p>
        </text:list-item>
        <text:list-item>
          <text:p text:style-name="P10">предоставление всех экспериментальных данных;</text:p>
        </text:list-item>
        <text:list-item>
          <text:p text:style-name="P11">представление конечного результата;</text:p>
        </text:list-item>
        <text:list-item>
          <text:p text:style-name="P10">теоретическое объяснение эффекта;</text:p>
        </text:list-item>
        <text:list-item>
          <text:p text:style-name="P10">теоретическое описание работы установки;</text:p>
        </text:list-item>
        <text:list-item>
          <text:p text:style-name="P10"><text:soft-page-break/>подробный чертёж или фотографи<text:span text:style-name="T9">я</text:span> установки;</text:p>
        </text:list-item>
        <text:list-item>
          <text:p text:style-name="P10">подробное представление экспериментальных данных;</text:p>
        </text:list-item>
        <text:list-item>
          <text:p text:style-name="P10"><text:span text:style-name="T3">расчёт</text:span> погрешностей;</text:p>
        </text:list-item>
        <text:list-item>
          <text:p text:style-name="P10"><text:span text:style-name="T9">правильный порядок величины полученного результата</text:span><text:span text:style-name="T3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erif" svg:font-family="Serif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3-03T13:04:23</meta:creation-date>
    <dc:date>2013-03-16T18:53:17</dc:date>
    <meta:editing-duration>PT6M5S</meta:editing-duration>
    <meta:editing-cycles>15</meta:editing-cycles>
    <meta:generator>LibreOffice/3.6$Linux_X86_64 LibreOffice_project/360m1$Build-304</meta:generator>
    <meta:document-statistic meta:table-count="0" meta:image-count="0" meta:object-count="0" meta:page-count="2" meta:paragraph-count="27" meta:word-count="328" meta:character-count="2269" meta:non-whitespace-character-count="1978"/>
  </office:meta>
</office:document-meta>
</file>